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88329"/>
          <table:table-cell office:value-type="float" office:value="1.4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508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0258"/>
          <table:table-cell office:value-type="float" office:value="1.973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77817"/>
          <table:table-cell office:value-type="float" office:value="1.37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.89075"/>
          <table:table-cell office:value-type="float" office:value="1.41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365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23846"/>
          <table:table-cell office:value-type="float" office:value="1.789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5612.0"/>
          <table:table-cell office:value-type="float" office:value="0.0"/>
          <table:table-cell office:value-type="float" office:value="0.0"/>
          <table:table-cell office:value-type="float" office:value="2.90677"/>
          <table:table-cell office:value-type="float" office:value="2.494"/>
          <table:table-cell office:value-type="float" office:value="1.1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601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89091"/>
          <table:table-cell office:value-type="float" office:value="1.45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2.10269"/>
          <table:table-cell office:value-type="float" office:value="1.586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6144.0"/>
          <table:table-cell office:value-type="float" office:value="0.0"/>
          <table:table-cell office:value-type="float" office:value="0.0"/>
          <table:table-cell office:value-type="float" office:value="1.58775"/>
          <table:table-cell office:value-type="float" office:value="1.25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4048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2747"/>
          <table:table-cell office:value-type="float" office:value="0.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40.0"/>
          <table:table-cell office:value-type="float" office:value="0.0"/>
          <table:table-cell office:value-type="float" office:value="0.0"/>
          <table:table-cell office:value-type="float" office:value="1.29175"/>
          <table:table-cell office:value-type="float" office:value="0.9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1.12027"/>
          <table:table-cell office:value-type="float" office:value="0.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84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5165"/>
          <table:table-cell office:value-type="float" office:value="1.489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396.0"/>
          <table:table-cell office:value-type="float" office:value="0.0"/>
          <table:table-cell office:value-type="float" office:value="0.0"/>
          <table:table-cell office:value-type="float" office:value="1.73615"/>
          <table:table-cell office:value-type="float" office:value="1.3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69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4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8407"/>
          <table:table-cell office:value-type="float" office:value="1.41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8060.0"/>
          <table:table-cell office:value-type="float" office:value="0.0"/>
          <table:table-cell office:value-type="float" office:value="0.0"/>
          <table:table-cell office:value-type="float" office:value="1.7614"/>
          <table:table-cell office:value-type="float" office:value="1.40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4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04662"/>
          <table:table-cell office:value-type="float" office:value="2.666"/>
          <table:table-cell office:value-type="float" office:value="1.35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1.89088"/>
          <table:table-cell office:value-type="float" office:value="1.482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8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19885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48.0"/>
          <table:table-cell office:value-type="float" office:value="0.0"/>
          <table:table-cell office:value-type="float" office:value="0.0"/>
          <table:table-cell office:value-type="float" office:value="1.23787"/>
          <table:table-cell office:value-type="float" office:value="0.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348.0"/>
          <table:table-cell office:value-type="float" office:value="0.0"/>
          <table:table-cell office:value-type="float" office:value="0.0"/>
          <table:table-cell office:value-type="float" office:value="1.09368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500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19895"/>
          <table:table-cell office:value-type="float" office:value="0.851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2640.0"/>
          <table:table-cell office:value-type="float" office:value="0.0"/>
          <table:table-cell office:value-type="float" office:value="0.0"/>
          <table:table-cell office:value-type="float" office:value="1.53318"/>
          <table:table-cell office:value-type="float" office:value="1.147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4736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5662"/>
          <table:table-cell office:value-type="float" office:value="1.041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90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0781"/>
          <table:table-cell office:value-type="float" office:value="0.95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5008.0"/>
          <table:table-cell office:value-type="float" office:value="0.0"/>
          <table:table-cell office:value-type="float" office:value="0.0"/>
          <table:table-cell office:value-type="float" office:value="1.20697"/>
          <table:table-cell office:value-type="float" office:value="0.75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0665"/>
          <table:table-cell office:value-type="float" office:value="0.88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2561"/>
          <table:table-cell office:value-type="float" office:value="1.256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4608.0"/>
          <table:table-cell office:value-type="float" office:value="0.0"/>
          <table:table-cell office:value-type="float" office:value="0.0"/>
          <table:table-cell office:value-type="float" office:value="1.43761"/>
          <table:table-cell office:value-type="float" office:value="1.035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70179"/>
          <table:table-cell office:value-type="float" office:value="2.32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1.58392"/>
          <table:table-cell office:value-type="float" office:value="1.27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904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03637"/>
          <table:table-cell office:value-type="float" office:value="1.597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36.0"/>
          <table:table-cell office:value-type="float" office:value="0.0"/>
          <table:table-cell office:value-type="float" office:value="0.0"/>
          <table:table-cell office:value-type="float" office:value="1.78306"/>
          <table:table-cell office:value-type="float" office:value="1.36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044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12498"/>
          <table:table-cell office:value-type="float" office:value="1.665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4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044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34379"/>
          <table:table-cell office:value-type="float" office:value="4.78"/>
          <table:table-cell office:value-type="float" office:value="2.65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3800.0"/>
          <table:table-cell office:value-type="float" office:value="0.0"/>
          <table:table-cell office:value-type="float" office:value="0.0"/>
          <table:table-cell office:value-type="float" office:value="2.15594"/>
          <table:table-cell office:value-type="float" office:value="1.821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04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19497"/>
          <table:table-cell office:value-type="float" office:value="1.812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2.8042"/>
          <table:table-cell office:value-type="float" office:value="2.349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1528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83789"/>
          <table:table-cell office:value-type="float" office:value="0.5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50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F13:Instances.AF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F18:Instances.AF2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S23:Instances.S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F23:Instances.AF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